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elusiveicons" svg:font-family="elusiveicons" style:font-pitch="fixed"/>
    <style:font-face style:name="Century Schoolbook L" svg:font-family="'Century Schoolbook L'" style:font-pitch="variable"/>
    <style:font-face style:name="DejaVu Sans" svg:font-family="'DejaVu Sans'" style:font-pitch="variable"/>
    <style:font-face style:name="Linux Biolinum Keyboard O" svg:font-family="'Linux Biolinum Keyboard O'" style:font-pitch="variable"/>
    <style:font-face style:name="UnPen" svg:font-family="UnPen" style:font-pitch="variable"/>
    <style:font-face style:name="wasy10" svg:font-family="wasy10" style:font-pitch="variable"/>
    <style:font-face style:name="áá­áá±á¬ááº" svg:font-family="áá­áá±á¬ááº"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a2119" officeooo:paragraph-rsid="000a2119"/>
    </style:style>
    <style:style style:name="P2" style:family="paragraph" style:parent-style-name="Standard">
      <style:paragraph-properties fo:text-align="justify" style:justify-single-word="false"/>
      <style:text-properties fo:font-size="13pt" officeooo:rsid="000bd37a" officeooo:paragraph-rsid="000bd37a" style:font-size-asian="13pt" style:font-size-complex="13pt"/>
    </style:style>
    <style:style style:name="P3" style:family="paragraph" style:parent-style-name="Standard">
      <style:paragraph-properties fo:text-align="justify" style:justify-single-word="false"/>
      <style:text-properties fo:font-size="13pt" officeooo:rsid="000d8d04" officeooo:paragraph-rsid="000def3b" style:font-size-asian="13pt" style:font-size-complex="13pt"/>
    </style:style>
    <style:style style:name="P4" style:family="paragraph" style:parent-style-name="Standard">
      <style:paragraph-properties fo:text-align="justify" style:justify-single-word="false"/>
      <style:text-properties fo:font-size="13pt" officeooo:rsid="001057f9" officeooo:paragraph-rsid="001057f9" style:font-size-asian="13pt" style:font-size-complex="13pt"/>
    </style:style>
    <style:style style:name="P5" style:family="paragraph" style:parent-style-name="Standard">
      <style:paragraph-properties fo:text-align="justify" style:justify-single-word="false"/>
      <style:text-properties fo:font-size="13pt" officeooo:rsid="00139ffd" officeooo:paragraph-rsid="000def3b" style:font-size-asian="13pt" style:font-size-complex="13pt"/>
    </style:style>
    <style:style style:name="P6" style:family="paragraph" style:parent-style-name="Standard">
      <style:paragraph-properties fo:text-align="justify" style:justify-single-word="false"/>
      <style:text-properties fo:font-size="13pt" officeooo:rsid="00139ffd" officeooo:paragraph-rsid="00139ffd" style:font-size-asian="13pt" style:font-size-complex="13pt"/>
    </style:style>
    <style:style style:name="P7" style:family="paragraph" style:parent-style-name="Standard">
      <style:paragraph-properties fo:text-align="justify" style:justify-single-word="false"/>
      <style:text-properties fo:font-size="13pt" officeooo:rsid="00139ffd" officeooo:paragraph-rsid="00149f08" style:font-size-asian="13pt" style:font-size-complex="13pt"/>
    </style:style>
    <style:style style:name="T1" style:family="text">
      <style:text-properties officeooo:rsid="000bd37a"/>
    </style:style>
    <style:style style:name="T2" style:family="text">
      <style:text-properties officeooo:rsid="000d8d04"/>
    </style:style>
    <style:style style:name="T3" style:family="text">
      <style:text-properties officeooo:rsid="000def3b"/>
    </style:style>
    <style:style style:name="T4" style:family="text">
      <style:text-properties fo:font-size="13pt" style:font-size-asian="13pt" style:font-size-complex="13pt"/>
    </style:style>
    <style:style style:name="T5" style:family="text">
      <style:text-properties fo:font-size="13pt" officeooo:rsid="000bd37a" style:font-size-asian="13pt" style:font-size-complex="13pt"/>
    </style:style>
    <style:style style:name="T6" style:family="text">
      <style:text-properties fo:font-size="13pt" officeooo:rsid="000d8d04" style:font-size-asian="13pt" style:font-size-complex="13pt"/>
    </style:style>
    <style:style style:name="T7" style:family="text">
      <style:text-properties fo:font-size="13pt" officeooo:rsid="00149f08" style:font-size-asian="13pt" style:font-size-complex="13pt"/>
    </style:style>
    <style:style style:name="T8"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S</text:span><text:span text:style-name="T4">i nous devions résumer notre expérience avec ce projet, nous <text:s/>dirions que nous avons acquis de nouvelles connaissances comme par exemple comment mieux organiser son code dans des objets et des méthodes et à versionner notre code (via </text:span><text:span text:style-name="T5">Git</text:span><text:span text:style-name="T4"> et </text:span><text:span text:style-name="T6">G</text:span><text:span text:style-name="T4">ithub). Nous avons appris à travailler en groupe, <text:s text:c="2"/>à <text:s/>se partager les tâches. </text:span><text:span text:style-name="T5">Au début du projet nous avons tout les deux eu des difficultés à commencer à écrire les premières classes (sorte de syndrome de la page blanche).</text:span></text:p>
      <text:p text:style-name="P2">Le plus compliqué n’était pas forcement l’écriture du code en java mais d’imaginer l’algorithme <text:s/>avant d’écrire une méthode.</text:p>
      <text:p text:style-name="P3">Nous avons essayer d’utiliser le plus possible la granularité en découpant le projet en classes remplissant un certain rôle elles mèmes découpées en méthodes.</text:p>
      <text:p text:style-name="P4">Nous avons été confrontés à des problèmes inédits qui on nécessité <text:s/>des recherches comme <text:s/>par exemple pour l’affichage par ordre alphabétique.</text:p>
      <text:p text:style-name="P3"><text:span text:style-name="T3">Nous avons trouvé ce projet intéressant car nous avons pu mettre en pratique ce que nous avions appris en cours dans un programme plus dense, nous avons été confrontées à un problème plus concret, plus complexe et plus proche des situations que nous allons rencontrer en entreprise.</text:span></text:p>
      <text:p text:style-name="P3"/>
      <text:p text:style-name="P5"/>
      <text:p text:style-name="P6"><text:s/></text:p>
      <text:p text:style-name="P6">If <text:span text:style-name="T8">we</text:span> had <text:span text:style-name="T8">to</text:span> summarize our <text:span text:style-name="T8">experience</text:span> <text:span text:style-name="T8">with</text:span> this project, we would say that we acquired new knowledge like how to <text:s/>organize our code into objects and methods and to use tools like Git and Github, to share our work together. At the beginning we both had difficulties to start writting our first classes (a sort of blank page syndrome).</text:p>
      <text:p text:style-name="P6">The most complicated thing was not the code writting in Java language but to imagine <text:s/>the algorithm.</text:p>
      <text:p text:style-name="P6">We try to use as much granularity as possible by cutting the project into classes that fulfill a certain role and cut them into methods.</text:p>
      <text:p text:style-name="P6">We had to deal with unknowns problems like the alphabetical display, which neccessitated researches to resolve it.</text:p>
      <text:p text:style-name="P7">We found this project interesting because we were able to put into practice what we had learned in class in a denser program, we were faced with a more concrete problem, more complex and closer to the situations that we will encounter in bus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elusiveicons" svg:font-family="elusiveicons" style:font-pitch="fixed"/>
    <style:font-face style:name="Century Schoolbook L" svg:font-family="'Century Schoolbook L'" style:font-pitch="variable"/>
    <style:font-face style:name="DejaVu Sans" svg:font-family="'DejaVu Sans'" style:font-pitch="variable"/>
    <style:font-face style:name="Linux Biolinum Keyboard O" svg:font-family="'Linux Biolinum Keyboard O'" style:font-pitch="variable"/>
    <style:font-face style:name="UnPen" svg:font-family="UnPen" style:font-pitch="variable"/>
    <style:font-face style:name="wasy10" svg:font-family="wasy10" style:font-pitch="variable"/>
    <style:font-face style:name="áá­áá±á¬ááº" svg:font-family="áá­áá±á¬ááº"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26:42.482212691</meta:creation-date>
    <dc:date>2018-01-15T11:45:42.992586456</dc:date>
    <meta:editing-duration>PT14M17S</meta:editing-duration>
    <meta:editing-cycles>5</meta:editing-cycles>
    <meta:generator>LibreOffice/5.2.7.2$Linux_X86_64 LibreOffice_project/20m0$Build-2</meta:generator>
    <meta:document-statistic meta:table-count="0" meta:image-count="0" meta:object-count="0" meta:page-count="1" meta:paragraph-count="11" meta:word-count="352" meta:character-count="2104" meta:non-whitespace-character-count="1752"/>
  </office:meta>
</office:document-meta>
</file>